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 office:value-type="float" office:value="55855" calcext:value-type="float">
            <text:p>55855</text:p>
          </table:table-cell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 office:value-type="float" office:value="58735" calcext:value-type="float">
            <text:p>58735</text:p>
          </table:table-cell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 office:value-type="float" office:value="59535" calcext:value-type="float">
            <text:p>59535</text:p>
          </table:table-cell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 office:value-type="float" office:value="61360" calcext:value-type="float">
            <text:p>61360</text:p>
          </table:table-cell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 office:value-type="float" office:value="61725" calcext:value-type="float">
            <text:p>61725</text:p>
          </table:table-cell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 office:value-type="float" office:value="61900" calcext:value-type="float">
            <text:p>61900</text:p>
          </table:table-cell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 office:value-type="float" office:value="63200" calcext:value-type="float">
            <text:p>63200</text:p>
          </table:table-cell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 office:value-type="float" office:value="64100" calcext:value-type="float">
            <text:p>64100</text:p>
          </table:table-cell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 office:value-type="float" office:value="65100" calcext:value-type="float">
            <text:p>65100</text:p>
          </table:table-cell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 office:value-type="float" office:value="65800" calcext:value-type="float">
            <text:p>65800</text:p>
          </table:table-cell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 office:value-type="float" office:value="66000" calcext:value-type="float">
            <text:p>66000</text:p>
          </table:table-cell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 office:value-type="float" office:value="66200" calcext:value-type="float">
            <text:p>66200</text:p>
          </table:table-cell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 office:value-type="float" office:value="66570" calcext:value-type="float">
            <text:p>66570</text:p>
          </table:table-cell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1:44:25.80227769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1-17T11:44:49.735598916</dc:date>
    <meta:editing-duration>PT7H17M6S</meta:editing-duration>
    <meta:editing-cycles>136</meta:editing-cycles>
    <meta:generator>LibreOffice/4.2.7.2$Linux_X86_64 LibreOffice_project/420m0$Build-2</meta:generator>
    <meta:document-statistic meta:table-count="1" meta:cell-count="7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link-data-style-to-source="true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 chart:link-data-style-to-source="true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48cm" svg:y="3.321cm" svg:width="119.046cm" svg:height="22.55cm">
          <chartooo:coordinate-region svg:x="3.79cm" svg:y="3.547cm" svg:width="117.736cm" svg:height="21.677cm"/>
          <chart:axis chart:dimension="x" chart:name="primary-x" chart:style-name="ch5" chartooo:axis-type="auto">
            <chartooo:date-scale/>
            <chart:title svg:x="61.477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55855">
                <text:p>55855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58735">
                <text:p>58735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59535">
                <text:p>59535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61360">
                <text:p>61360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61725">
                <text:p>61725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61900">
                <text:p>61900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63200">
                <text:p>63200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64100">
                <text:p>64100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65100">
                <text:p>65100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65800">
                <text:p>65800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66000">
                <text:p>66000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66200">
                <text:p>66200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66570">
                <text:p>66570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